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ootstrap part 1</text:span></text:p>
      <text:p text:style-name="P1"/>
      <text:p text:style-name="Standard"><text:span text:style-name="T1">Which of the following is correct about Bootstrap?</text:span>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Standard">D - All of the above.</text:p>
      <text:p text:style-name="Standard"/>
      <text:p text:style-name="Standard"/>
      <text:p text:style-name="Standard"><text:span text:style-name="T1">Which of the following is correct about Bootstrap?</text:span>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Standard">D - All of the above.</text:p>
      <text:p text:style-name="Standard"/>
      <text:p text:style-name="Standard"/>
      <text:p text:style-name="Standard"><text:span text:style-name="T1">Which of the following is a part of Mobile First Strategy of Bootstrap?</text:span>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<text:soft-page-break/>address for tablet, desktops.</text:p>
      <text:p text:style-name="Standard">C - Progressive Enhancement: Add elements as screen size increases.</text:p>
      <text:p text:style-name="Standard">D - All of the above.</text:p>
      <text:p text:style-name="Standard"/>
      <text:p text:style-name="Standard"/>
      <text:p text:style-name="Standard"><text:span text:style-name="T1">Which of the following is correct about Bootstrap Grid System?</text:span>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Standard">D - All of the above.</text:p>
      <text:p text:style-name="Standard"/>
      <text:p text:style-name="Standard"/>
      <text:p text:style-name="Standard"><text:span text:style-name="T1">Which of the following is correct about Bootstrap Grid System?</text:span>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Standard"><text:soft-page-break/>D - All of the above.</text:p>
      <text:p text:style-name="Standard"/>
      <text:p text:style-name="Standard"/>
      <text:p text:style-name="Standard"><text:span text:style-name="T1">Which of the following is correct about Bootstrap Media Query?</text:span></text:p>
      <text:p text:style-name="Standard">B - It simply applies some CSS, based on certain conditions set forth. If those conditions are met,</text:p>
      <text:p text:style-name="Standard">the style is applied.</text:p>
      <text:p text:style-name="Standard">C - Both of the above.</text:p>
      <text:p text:style-name="Standard">D - None of the above.</text:p>
      <text:p text:style-name="Standard"/>
      <text:p text:style-name="Standard"/>
      <text:p text:style-name="Standard"><text:span text:style-name="T1">Which of the following is correct about Bootstrap Media Query?</text:span>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 - Both of the above.</text:p>
      <text:p text:style-name="Standard">D - None of the above.</text:p>
      <text:p text:style-name="Standard"/>
      <text:p text:style-name="Standard"/>
      <text:p text:style-name="Standard"><text:span text:style-name="T1">Which of the following is correct about Bootstrap Mobile First Strategy?</text:span>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<text:soft-page-break/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 - All of the above.</text:p>
      <text:p text:style-name="Standard"/>
      <text:p text:style-name="Standard"/>
      <text:p text:style-name="Standard"><text:span text:style-name="T1">Which of the following is correct about Bootstrap Responsive Images?</text:span>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- Both of the above.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Which of the following is correct about Bootstrap cross browser</text:span></text:p>
      <text:p text:style-name="Standard"><text:soft-page-break/><text:span text:style-name="T1">consistency?</text:span>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Standard">D - All of the above.</text:p>
      <text:p text:style-name="Standard"/>
      <text:p text:style-name="Standard"/>
      <text:p text:style-name="Standard"><text:span text:style-name="T1">Which of the following class styles a table as a nice basic table with just</text:span></text:p>
      <text:p text:style-name="Standard"><text:span text:style-name="T1">some light padding and horizontal dividers?</text:span></text:p>
      <text:p text:style-name="Standard">A - .table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Standard"><text:span text:style-name="T1">Which of the following class styles a table as a nice basic table with stripes</text:span></text:p>
      <text:p text:style-name="Standard"><text:span text:style-name="T1">on rows?</text:span></text:p>
      <text:p text:style-name="Standard">A - .table</text:p>
      <text:p text:style-name="Standard">B - .table-st riped</text:p>
      <text:p text:style-name="Standard">C - .table-bordered</text:p>
      <text:p text:style-name="Standard"><text:soft-page-break/>D - .table-hover</text:p>
      <text:p text:style-name="Standard"/>
      <text:p text:style-name="Standard"/>
      <text:p text:style-name="Standard"><text:span text:style-name="T1">Which of the following class styles a table with borders surrounding every</text:span></text:p>
      <text:p text:style-name="Standard"><text:span text:style-name="T1">element and rounded corners around the entire table?</text:span></text:p>
      <text:p text:style-name="Standard">A - .table</text:p>
      <text:p text:style-name="Standard">B - .table-st ripedC - .table-bordered</text:p>
      <text:p text:style-name="Standard">D - .table-hover</text:p>
      <text:p text:style-name="Standard"/>
      <text:p text:style-name="Standard"/>
      <text:p text:style-name="Standard"><text:span text:style-name="T1">Which of the following class styles a table with a light gray background to</text:span></text:p>
      <text:p text:style-name="Standard"><text:span text:style-name="T1">rows while the cursor hovers over them?</text:span></text:p>
      <text:p text:style-name="Standard">A - .table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Standard"/>
      <text:p text:style-name="Standard"/>
      <text:p text:style-name="Standard"><text:span text:style-name="T1">Which of the following class applies the hover color to a particular row or</text:span></text:p>
      <text:p text:style-name="Standard"><text:soft-page-break/><text:span text:style-name="T1">cell of a table?</text:span></text:p>
      <text:p text:style-name="Standard">A - .active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Standard"><text:span text:style-name="T1">Which of the following class indicates a successful or positive action?</text:span></text:p>
      <text:p text:style-name="Standard">A - .active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Standard"><text:span text:style-name="T1">Which of the following class indicates a warning that might need attention?</text:span></text:p>
      <text:p text:style-name="Standard">A - .active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Standard"><text:soft-page-break/><text:span text:style-name="T1">Which of the following class indicates a dangerous or potentially negative</text:span></text:p>
      <text:p text:style-name="Standard"><text:span text:style-name="T1">action?</text:span></text:p>
      <text:p text:style-name="Standard">A - .active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Standard"><text:span text:style-name="T1">Which of the following class can be used to create a responsive table?</text:span></text:p>
      <text:p text:style-name="Standard">A - .table-responsive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Standard"><text:span text:style-name="T1">Which of the following is the default layout of a bootstrap form?</text:span></text:p>
      <text:p text:style-name="Standard">A - .vertical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><text:soft-page-break/></text:p>
      <text:p text:style-name="Standard"><text:span text:style-name="T1">Which of the following class is required to be added to form tag to make it</text:span></text:p>
      <text:p text:style-name="Standard"><text:span text:style-name="T1">inline?</text:span></text:p>
      <text:p text:style-name="Standard">A - .inline</text:p>
      <text:p text:style-name="Standard">B - .form-inline</text:p>
      <text:p text:style-name="Standard">C - .horizontal</text:p>
      <text:p text:style-name="Standard">D - None of the above.</text:p>
      <text:p text:style-name="Standard"/>
      <text:p text:style-name="Standard"/>
      <text:p text:style-name="Standard"><text:span text:style-name="T1">Which of the following class is required to be added to form tag to make it</text:span></text:p>
      <text:p text:style-name="Standard"><text:span text:style-name="T1">horizontal?</text:span></text:p>
      <text:p text:style-name="Standard">A - .horizontal</text:p>
      <text:p text:style-name="Standard">B - .form-horizontal</text:p>
      <text:p text:style-name="Standard">C - .horizontal</text:p>
      <text:p text:style-name="Standard">D - None of the above.</text:p>
      <text:p text:style-name="Standard"/>
      <text:p text:style-name="Standard"/>
      <text:p text:style-name="Standard"><text:span text:style-name="T1">Which of the following is true about bootstrap help text?</text:span>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 Both of the above.</text:p>
      <text:p text:style-name="Standard"><text:soft-page-break/>D - None of the above.</text:p>
      <text:p text:style-name="Standard"/>
      <text:p text:style-name="Standard"/>
      <text:p text:style-name="Standard"><text:span text:style-name="T1">Which of the following bootstrap style of button creates a default/</text:span></text:p>
      <text:p text:style-name="Standard"><text:span text:style-name="T1">standard button?</text:span></text:p>
      <text:p text:style-name="Standard">A - .btn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Standard"><text:span text:style-name="T1">Which of the following bootstrap style of button provides extra visual</text:span></text:p>
      <text:p text:style-name="Standard"><text:span text:style-name="T1">weight and identifies the primary action in a set of buttons?</text:span></text:p>
      <text:p text:style-name="Standard">A - .btn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Which of the following is correct about bootstrap wells?</text:span></text:p>
      <text:p text:style-name="Standard">A - You can change the size of well using the optional classes such as, well-lg or well-sm.</text:p>
      <text:p text:style-name="Standard">B - well-lg or well-sm classes are used in conjunction with .well class.</text:p>
      <text:p text:style-name="Standard">C - Both of the above.</text:p>
      <text:p text:style-name="Standard">D - None of the above.</text:p>
      <text:p text:style-name="Standard"/>
      <text:p text:style-name="Standard"/>
      <text:p text:style-name="Standard"><text:span text:style-name="T1">Which of the following is correct about Transition Plugin?</text:span>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 Both of the above.</text:p>
      <text:p text:style-name="Standard">D - None of the above.</text:p>
      <text:p text:style-name="Standard"/>
      <text:p text:style-name="Standard"/>
      <text:p text:style-name="Standard"><text:span text:style-name="T1">Which of the following is correct about Modal Plugin?</text:span>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 Both of the above.</text:p>
      <text:p text:style-name="Standard">D - None of the above.</text:p>
      <text:p text:style-name="Standard"><text:soft-page-break/></text:p>
      <text:p text:style-name="Standard"/>
      <text:p text:style-name="Standard"><text:span text:style-name="T1">Which of the following is correct about data-backdrop Data attribute of</text:span></text:p>
      <text:p text:style-name="Standard"><text:span text:style-name="T1">Modal Plugin?</text:span></text:p>
      <text:p text:style-name="Standard">A - It specifies static for a backdrop, if you don't want the modal to be closed when the user clicks</text:p>
      <text:p text:style-name="Standard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Standard"><text:span text:style-name="T1">Which of the following is correct about data-keyboard Data attribute of</text:span></text:p>
      <text:p text:style-name="Standard"><text:span text:style-name="T1">Modal Plugin?</text:span></text:p>
      <text:p text:style-name="Standard">A - It specifies static for a backdrop, if you don't want the modal to be closed when the user clicks</text:p>
      <text:p text:style-name="Standard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<text:soft-page-break/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83" meta:word-count="1445" meta:character-count="7657" meta:non-whitespace-character-count="6395"/>
    <meta:generator>LibreOfficeDev/6.0.5.2$Linux_X86_64 LibreOffice_project/</meta:generator>
  </office:meta>
</office:document-meta>
</file>